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size="16pt" officeooo:paragraph-rsid="0030e286" style:font-size-asian="16pt" style:font-size-complex="16pt"/>
    </style:style>
    <style:style style:name="P3" style:family="paragraph" style:parent-style-name="Standard">
      <style:text-properties officeooo:paragraph-rsid="0012e75f"/>
    </style:style>
    <style:style style:name="P4" style:family="paragraph" style:parent-style-name="Standard">
      <style:text-properties officeooo:rsid="0013c076" officeooo:paragraph-rsid="0013c076"/>
    </style:style>
    <style:style style:name="P5" style:family="paragraph" style:parent-style-name="Standard">
      <style:text-properties officeooo:rsid="0013c076" officeooo:paragraph-rsid="0030ed83"/>
    </style:style>
    <style:style style:name="P6" style:family="paragraph" style:parent-style-name="Standard">
      <style:text-properties officeooo:paragraph-rsid="0013c076"/>
    </style:style>
    <style:style style:name="P7" style:family="paragraph" style:parent-style-name="Standard">
      <style:text-properties officeooo:rsid="001613a4" officeooo:paragraph-rsid="001613a4"/>
    </style:style>
    <style:style style:name="P8" style:family="paragraph" style:parent-style-name="Standard">
      <style:text-properties officeooo:paragraph-rsid="00170b3c"/>
    </style:style>
    <style:style style:name="P9" style:family="paragraph" style:parent-style-name="Standard">
      <style:text-properties officeooo:paragraph-rsid="00177d91"/>
    </style:style>
    <style:style style:name="P10" style:family="paragraph" style:parent-style-name="Standard">
      <style:text-properties officeooo:rsid="0017eb18" officeooo:paragraph-rsid="0017eb18"/>
    </style:style>
    <style:style style:name="P11" style:family="paragraph" style:parent-style-name="Standard">
      <style:text-properties officeooo:paragraph-rsid="001974c6"/>
    </style:style>
    <style:style style:name="P12" style:family="paragraph" style:parent-style-name="Standard">
      <style:text-properties officeooo:paragraph-rsid="001de940"/>
    </style:style>
    <style:style style:name="P13" style:family="paragraph" style:parent-style-name="Standard">
      <style:text-properties officeooo:paragraph-rsid="001f72e4"/>
    </style:style>
    <style:style style:name="P14" style:family="paragraph" style:parent-style-name="Standard">
      <style:text-properties officeooo:paragraph-rsid="001fd4be"/>
    </style:style>
    <style:style style:name="P15" style:family="paragraph" style:parent-style-name="Standard">
      <style:text-properties officeooo:paragraph-rsid="0023e389"/>
    </style:style>
    <style:style style:name="P16" style:family="paragraph" style:parent-style-name="Standard">
      <style:text-properties officeooo:paragraph-rsid="00267cea"/>
    </style:style>
    <style:style style:name="P17" style:family="paragraph" style:parent-style-name="Standard">
      <style:text-properties officeooo:paragraph-rsid="0027e03e"/>
    </style:style>
    <style:style style:name="P18" style:family="paragraph" style:parent-style-name="Standard">
      <style:text-properties officeooo:paragraph-rsid="0028d23e"/>
    </style:style>
    <style:style style:name="P19" style:family="paragraph" style:parent-style-name="Standard">
      <style:text-properties officeooo:paragraph-rsid="0028fef7"/>
    </style:style>
    <style:style style:name="P20" style:family="paragraph" style:parent-style-name="Standard">
      <style:text-properties officeooo:paragraph-rsid="002933ee"/>
    </style:style>
    <style:style style:name="P21" style:family="paragraph" style:parent-style-name="Standard">
      <style:text-properties officeooo:paragraph-rsid="002c1db8"/>
    </style:style>
    <style:style style:name="P22" style:family="paragraph" style:parent-style-name="Standard">
      <style:text-properties officeooo:paragraph-rsid="002e2c29"/>
    </style:style>
    <style:style style:name="P23" style:family="paragraph" style:parent-style-name="Standard">
      <style:text-properties officeooo:rsid="002f5825" officeooo:paragraph-rsid="002f5825"/>
    </style:style>
    <style:style style:name="P24" style:family="paragraph" style:parent-style-name="Standard">
      <style:text-properties officeooo:paragraph-rsid="002fc142"/>
    </style:style>
    <style:style style:name="P25" style:family="paragraph" style:parent-style-name="Standard">
      <style:text-properties officeooo:paragraph-rsid="0030e286"/>
    </style:style>
    <style:style style:name="P26" style:family="paragraph" style:parent-style-name="Standard">
      <style:text-properties officeooo:paragraph-rsid="0030ed83"/>
    </style:style>
    <style:style style:name="P27" style:family="paragraph" style:parent-style-name="Standard">
      <style:paragraph-properties fo:text-align="center" style:justify-single-word="false"/>
      <style:text-properties fo:font-weight="bold" officeooo:paragraph-rsid="001613a4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text-properties officeooo:rsid="0030ed83" officeooo:paragraph-rsid="0030ed83"/>
    </style:style>
    <style:style style:name="P30" style:family="paragraph" style:parent-style-name="Text_20_body">
      <style:paragraph-properties fo:text-align="center" style:justify-single-word="false"/>
      <style:text-properties officeooo:paragraph-rsid="0030e286"/>
    </style:style>
    <style:style style:name="P3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2e75f"/>
    </style:style>
    <style:style style:name="T2" style:family="text">
      <style:text-properties officeooo:rsid="0013c076"/>
    </style:style>
    <style:style style:name="T3" style:family="text">
      <style:text-properties officeooo:rsid="0015b219"/>
    </style:style>
    <style:style style:name="T4" style:family="text">
      <style:text-properties officeooo:rsid="001613a4"/>
    </style:style>
    <style:style style:name="T5" style:family="text">
      <style:text-properties officeooo:rsid="00170b3c"/>
    </style:style>
    <style:style style:name="T6" style:family="text">
      <style:text-properties officeooo:rsid="00177d91"/>
    </style:style>
    <style:style style:name="T7" style:family="text">
      <style:text-properties officeooo:rsid="0017eb18"/>
    </style:style>
    <style:style style:name="T8" style:family="text">
      <style:text-properties officeooo:rsid="001a50ee"/>
    </style:style>
    <style:style style:name="T9" style:family="text">
      <style:text-properties officeooo:rsid="001c3ed2"/>
    </style:style>
    <style:style style:name="T10" style:family="text">
      <style:text-properties officeooo:rsid="001de940"/>
    </style:style>
    <style:style style:name="T11" style:family="text">
      <style:text-properties officeooo:rsid="001f72e4"/>
    </style:style>
    <style:style style:name="T12" style:family="text">
      <style:text-properties officeooo:rsid="001fd4be"/>
    </style:style>
    <style:style style:name="T13" style:family="text">
      <style:text-properties officeooo:rsid="0023e389"/>
    </style:style>
    <style:style style:name="T14" style:family="text">
      <style:text-properties officeooo:rsid="0027e03e"/>
    </style:style>
    <style:style style:name="T15" style:family="text">
      <style:text-properties officeooo:rsid="0028d23e"/>
    </style:style>
    <style:style style:name="T16" style:family="text">
      <style:text-properties officeooo:rsid="0028fef7"/>
    </style:style>
    <style:style style:name="T17" style:family="text">
      <style:text-properties officeooo:rsid="002933ee"/>
    </style:style>
    <style:style style:name="T18" style:family="text">
      <style:text-properties officeooo:rsid="002aefba"/>
    </style:style>
    <style:style style:name="T19" style:family="text">
      <style:text-properties officeooo:rsid="002d8a31"/>
    </style:style>
    <style:style style:name="T20" style:family="text">
      <style:text-properties officeooo:rsid="002e2c29"/>
    </style:style>
    <style:style style:name="T21" style:family="text">
      <style:text-properties officeooo:rsid="002f5825"/>
    </style:style>
    <style:style style:name="T22" style:family="text">
      <style:text-properties officeooo:rsid="002fc142"/>
    </style:style>
    <style:style style:name="T23" style:family="text">
      <style:text-properties officeooo:rsid="0030e286"/>
    </style:style>
    <style:style style:name="T24" style:family="text">
      <style:text-properties officeooo:rsid="0030ed83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0ed83"/>
    </style:style>
    <style:style style:name="T27" style:family="text">
      <style:text-properties style:text-underline-style="solid" style:text-underline-width="auto" style:text-underline-color="font-color" officeooo:rsid="0013c076"/>
    </style:style>
    <style:style style:name="T28" style:family="text">
      <style:text-properties style:text-underline-style="solid" style:text-underline-width="auto" style:text-underline-color="font-color" officeooo:rsid="00170b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3">Sixty-Six </text:span>South Dakota Counties;<text:line-break/><text:span text:style-name="T23">Organized by Proportional </text:span>Population-<text:span text:style-name="T23">Counts in-to Twelve South Dakota Super-Counties</text:span>.</text:h>
      <text:p text:style-name="P31">The population data <text:span text:style-name="T23">used here is </text:span>from the 2020 American Community Survey.<text:line-break/>https://www.southdakota-demographics.com/counties_by_population</text:p>
      <text:p text:style-name="P27"><text:span text:style-name="T24">Additional data was gleaned here:</text:span><text:line-break/>https://en.wikipedia.org/wiki/Demographics_of_South_Dakota<text:line-break/></text:p>
      <text:p text:style-name="P28">“South Dakota is the 46th-most populous U.S. state; <text:line-break/>in 2019, the U.S. Census Bureau estimated a population of about 884,659.” </text:p>
      <text:p text:style-name="Standard"><text:line-break/></text:p>
      <text:p text:style-name="P3"><text:span text:style-name="T1">~~~~~~~~~~~~~~~~~~~~~~~~~~~~~</text:span><text:span text:style-name="T24">~~~~~~~~~~~~~~~~~~</text:span><text:span text:style-name="T1">~</text:span></text:p>
      <text:p text:style-name="P7"><text:span text:style-name="T24">We are here </text:span>Politically Sub-Dividing South-Dakota’<text:span text:style-name="T24">s 66 Counties <text:line-break/></text:span>in-to Twelve Common-Law <text:span text:style-name="T24">Super-County </text:span>Factions. </text:p>
      <text:p text:style-name="P3"><text:line-break/>884,659 / <text:span text:style-name="T1">12 = 73721.5833, or, rounded, 73722.</text:span></text:p>
      <text:p text:style-name="P3"/>
      <text:p text:style-name="P4"><text:span text:style-name="T26">Single &amp; Hi-Population </text:span><text:span text:style-name="T25">Super-Counties</text:span>: <text:line-break/><text:line-break/><text:span text:style-name="T10">1:<text:tab/></text:span>Minnehaha:<text:tab/><text:tab/>191,682 </text:p>
      <text:p text:style-name="P6"><text:span text:style-name="T10">2:<text:tab/></text:span><text:span text:style-name="T2">Pennington: <text:tab/><text:tab/>112,504 </text:span></text:p>
      <text:p text:style-name="Standard"/>
      <text:p text:style-name="P4">191,682 <text:s text:c="3"/>+ <text:s/>112,504<text:tab/>= <text:s/>304,186</text:p>
      <text:p text:style-name="P5">884,659 <text:s text:c="3"/>- <text:s text:c="2"/>304,186 <text:s/>= <text:s/>580,491<text:line-break/><text:line-break/><text:span text:style-name="T7">~~~~~~</text:span><text:line-break/><text:span text:style-name="T4">Remaining Population </text:span><text:span text:style-name="T24">of </text:span>580,491 <text:span text:style-name="T24">is </text:span><text:span text:style-name="T4">Sub-Divided by 10:</text:span><text:line-break/>580,491 <text:s/>/ <text:s/>10 <text:s text:c="2"/>= <text:s text:c="2"/>58,049.</text:p>
      <text:p text:style-name="P8"><text:line-break/><text:span text:style-name="T27">58,049 </text:span><text:span text:style-name="T28">Is “Target Population” for Remaining Multi-County Super-Counties</text:span><text:span text:style-name="T5">.</text:span><text:line-break/></text:p>
      <text:p text:style-name="Standard"><text:span text:style-name="T24">Here-under; Lincolin County is Identified as a Third Single &amp; Hi-Population Super-County.</text:span><text:line-break/></text:p>
      <text:p text:style-name="P4"><text:span text:style-name="T7">~~~</text:span><text:span text:style-name="T10">~~~~~~~~~~~~~~~~~~</text:span><text:span text:style-name="T24">~~~~~~~</text:span><text:line-break/><text:span text:style-name="T10">3:<text:tab/></text:span>Lincolin:<text:tab/><text:tab/> 58,887 </text:p>
      <text:p text:style-name="P12"><text:line-break/><text:line-break/></text:p>
      <text:p text:style-name="P12">*******************************************</text:p>
      <text:p text:style-name="P26"><text:span text:style-name="T24">The Nine Remaining of our Twelve Super- Counties <text:line-break/>are now listed in detail as follows</text:span><text:span text:style-name="T3">: </text:span></text:p>
      <text:p text:style-name="P12"><text:soft-page-break/><text:line-break/><text:span text:style-name="T10">~~~~~~~~~~~</text:span><text:span text:style-name="T24">~~~~~</text:span><text:span text:style-name="T10">~~~~~~~~~</text:span><text:line-break/><text:span text:style-name="T10">4:<text:tab/></text:span><text:span text:style-name="T7">North-West Super-County:</text:span></text:p>
      <text:p text:style-name="P12"><text:line-break/>Lawrence County <text:s text:c="8"/>25,806 </text:p>
      <text:p text:style-name="P12">Butte County <text:s text:c="15"/>10,295 <text:line-break/>Harding County <text:s text:c="12"/>1,178 <text:line-break/>_________________________<text:line-break/><text:span text:style-name="T8">Total: <text:tab/><text:tab/><text:tab/> <text:s text:c="2"/>37,279</text:span><text:line-break/><text:line-break/><text:span text:style-name="T24">(This County (&amp; a few other Super-Counties) Have Lower-Populations than our “Target Population”. </text:span><text:line-break/><text:span text:style-name="T24">This is presently necessary, because of concerns for practality &amp; convenience for the common people.<text:line-break/>In this case, this NW-Super-County is basically “Land-Locked”, by its neighboring counties.) </text:span><text:line-break/><text:line-break/><text:span text:style-name="T10">~~~~~~~~~~~~~~~~~~~~~~~~~~~</text:span></text:p>
      <text:p text:style-name="P12"><text:span text:style-name="T10">5:<text:tab/>Meade Super-County:</text:span></text:p>
      <text:p text:style-name="P12"><text:line-break/>Meade County <text:s text:c="9"/>28,149 <text:line-break/>Perkins County <text:s text:c="10"/>2,996 <text:line-break/>Haakon County <text:s text:c="10"/>1,935 <text:line-break/>Corson County <text:s text:c="11"/>4,106 <text:line-break/>Ziebach County <text:s text:c="10"/>2,767<text:line-break/>Dewey County <text:s text:c="12"/>5,841<text:line-break/>Stanley County <text:s text:c="11"/>3,058<text:line-break/>________________________<text:line-break/><text:span text:style-name="T8">Total: <text:tab/><text:tab/><text:tab/>48,852</text:span><text:line-break/></text:p>
      <text:p text:style-name="P29">(Lower than Target-Population here because of similar reasons of practicality &amp; convenience.) </text:p>
      <text:p text:style-name="P12"/>
      <text:p text:style-name="P12"><text:span text:style-name="T10">~~~~~~~~~~~~~~~~~~~~~~~~~~~~</text:span><text:line-break/><text:span text:style-name="T10">6:<text:tab/></text:span><text:span text:style-name="T5">South-West Super-County:<text:line-break/><text:line-break/>Fall River County <text:s text:c="7"/>6,721 </text:span></text:p>
      <text:p text:style-name="Standard">Custer County <text:s text:c="13"/>8,826 </text:p>
      <text:p text:style-name="Standard">Sanborn County <text:s text:c="10"/>2,372 </text:p>
      <text:p text:style-name="Standard">Bennett County <text:s text:c="11"/>3,430 </text:p>
      <text:p text:style-name="P9">Jackson County <text:s text:c="11"/>3,296</text:p>
      <text:p text:style-name="P9">_________________________</text:p>
      <text:p text:style-name="P9"><text:span text:style-name="T10">Sub-</text:span><text:span text:style-name="T6">Total:</text:span><text:tab/><text:tab/><text:span text:style-name="T6">24,645.</text:span></text:p>
      <text:p text:style-name="P15"><text:s/><text:line-break/>Jones County <text:s text:c="17"/>873<text:line-break/>Mellette County <text:s text:c="10"/>2,065 <text:line-break/>Todd County <text:s text:c="14"/>10,308 <text:line-break/>Lyman County <text:s text:c="13"/>3,831 <text:line-break/>Tripp County <text:s text:c="15"/>5,448</text:p>
      <text:p text:style-name="P15">________________________</text:p>
      <text:p text:style-name="P9">Sub-Total:<text:tab/> <text:tab/> 22,525.</text:p>
      <text:p text:style-name="P9"><text:soft-page-break/><text:line-break/>22, 525 <text:s/><text:span text:style-name="T9">+ <text:s/></text:span><text:span text:style-name="T6">24,645 <text:s/></text:span><text:span text:style-name="T10">= <text:s/>47,170<text:line-break/>________________________</text:span></text:p>
      <text:p text:style-name="P24"><text:span text:style-name="T22">Total Population:<text:tab/> <text:s text:c="2"/></text:span><text:span text:style-name="T10">47,170</text:span><text:tab/><text:line-break/></text:p>
      <text:p text:style-name="P29">(Lower than Target-Population here because of similar reasons of practicality &amp; convenience.) </text:p>
      <text:p text:style-name="P24"/>
      <text:p text:style-name="P10">~~~<text:span text:style-name="T11">~~~~~~~~~~~~~~~~~~~~</text:span><text:span text:style-name="T24">~~~</text:span></text:p>
      <text:p text:style-name="P12"><text:span text:style-name="T11">7:<text:tab/></text:span><text:span text:style-name="T10">South-East Super-County:</text:span><text:line-break/></text:p>
      <text:p text:style-name="P12">Union County <text:s text:c="10"/>15,659<text:line-break/>Clay County <text:s text:c="12"/>14,076</text:p>
      <text:p text:style-name="P11">Yankton County <text:s text:c="7"/>22,746 </text:p>
      <text:p text:style-name="P13">Turner County <text:s text:c="11"/>8,325 </text:p>
      <text:p text:style-name="P13">________________________</text:p>
      <text:p text:style-name="P18">Sub-Total:<text:tab/><text:tab/>60,806<text:line-break/><text:line-break/><text:span text:style-name="T11">~~~~~~~~~~~~~~~~~~~~~~~~</text:span><text:span text:style-name="T24">~~</text:span><text:line-break/><text:span text:style-name="T12">8:<text:tab/></text:span><text:span text:style-name="T11">East Central Super-County:<text:line-break/><text:line-break/>Brookings County <text:s text:c="7"/>35,115 </text:span><text:line-break/><text:line-break/>Moody County <text:s text:c="14"/>6,508 <text:line-break/>Lake County <text:s text:c="12"/><text:tab/> <text:s/>12,747 <text:line-break/>Miner County <text:s text:c="16"/>2,213<text:line-break/>Hanson County <text:s text:c="11"/>3,423 <text:line-break/>McCook County <text:s text:c="11"/>5,543 <text:line-break/>_________________________<text:line-break/><text:span text:style-name="T15">Total:<text:tab/><text:tab/><text:tab/>65,549</text:span><text:line-break/></text:p>
      <text:p text:style-name="P17"/>
      <text:p text:style-name="P14"><text:span text:style-name="T13">~~~~~~~~~~~~~~~~~~~~~~~~~~~</text:span><text:line-break/><text:span text:style-name="T16">9</text:span><text:span text:style-name="T13">:<text:tab/>South Central Super-County:</text:span><text:line-break/><text:line-break/>Davison County <text:s text:c="9"/>19,890<text:line-break/>Brule County <text:s text:c="12"/><text:tab/> <text:s text:c="2"/>5,233<text:line-break/>Aurora County <text:s text:c="13"/>2,757 </text:p>
      <text:p text:style-name="P16"/>
      <text:p text:style-name="P16">Gregory County <text:s text:c="10"/>4,193 <text:line-break/>Charles Mix County <text:s text:c="3"/>9,324 </text:p>
      <text:p text:style-name="P16">Douglas County <text:s text:c="10"/>2,913 <text:line-break/>__________________________<text:line-break/><text:span text:style-name="T14">Sub-Total:<text:tab/><text:tab/> 44,310</text:span><text:line-break/></text:p>
      <text:p text:style-name="P16">Bon Homme County <text:s text:c="4"/>6,914 </text:p>
      <text:p text:style-name="P16">Hutchinson County <text:s text:c="7"/>7,308<text:line-break/>__________________________<text:line-break/><text:span text:style-name="T14">Total:<text:tab/><text:tab/><text:tab/> <text:s text:c="2"/>58,532</text:span> <text:line-break/><text:line-break/><text:soft-page-break/><text:span text:style-name="T12">~~~~~~~~~~~~~~~~~~~~~~~</text:span><text:span text:style-name="T20">~~~~~~~~~~</text:span><text:span text:style-name="T12"><text:line-break/></text:span><text:span text:style-name="T16">10</text:span><text:span text:style-name="T12">:<text:tab/></text:span><text:span text:style-name="T17">Codington </text:span><text:span text:style-name="T19">North</text:span><text:span text:style-name="T12">-East Super-County:<text:line-break/></text:span></text:p>
      <text:p text:style-name="P19">Codington County <text:s text:c="7"/>28,133</text:p>
      <text:p text:style-name="P19">Hamlin County <text:s text:c="14"/>6,104</text:p>
      <text:p text:style-name="P19">Kingsbury County <text:s text:c="9"/>4,936 </text:p>
      <text:p text:style-name="P19">Clark County <text:s text:c="17"/>3,715 <text:line-break/>Deuel County <text:s text:c="16"/>4,309</text:p>
      <text:p text:style-name="P22"><text:span text:style-name="T12">Grant County <text:s text:c="12"/><text:tab/> <text:s text:c="3"/>7,125 <text:line-break/>Roberts County <text:s text:c="12"/>10,310<text:line-break/>________________________<text:line-break/></text:span><text:span text:style-name="T17">Total:<text:tab/><text:tab/><text:tab/> <text:s/>64,632</text:span><text:span text:style-name="T12"><text:line-break/><text:line-break/></text:span><text:span text:style-name="T17">~~~~~~~~~~~~~~~~~~~~~~~~~~</text:span><text:line-break/><text:span text:style-name="T17">1</text:span><text:span text:style-name="T20">1</text:span><text:span text:style-name="T17">: <text:tab/>North-East Super-County:</text:span><text:line-break/><text:line-break/><text:span text:style-name="T12">Brown County <text:s text:c="11"/>38,988</text:span><text:line-break/>Day County <text:s text:c="17"/>5,452 <text:line-break/>Marshall County <text:s text:c="9"/>4,881 </text:p>
      <text:p text:style-name="P20"><text:span text:style-name="T12">McPherson County <text:s text:c="5"/>2,316 </text:span></text:p>
      <text:p text:style-name="P21"><text:span text:style-name="T12">Campbell County <text:s text:c="8"/>1,458 <text:line-break/>Edmunds County <text:s text:c="9"/>3,876<text:line-break/>Spink County <text:s text:c="15"/>6,438<text:line-break/>____________________________<text:line-break/></text:span><text:span text:style-name="T18">Total:<text:tab/><text:tab/><text:tab/>63,409</text:span></text:p>
      <text:p text:style-name="P21"/>
      <text:p text:style-name="P21"/>
      <text:p text:style-name="P22"><text:span text:style-name="T12">~~~~~~~~~~~~~~~~~~~~~~~</text:span><text:span text:style-name="T20">~~~~~</text:span><text:span text:style-name="T12">~<text:line-break/>1</text:span><text:span text:style-name="T21">2</text:span><text:span text:style-name="T12">:<text:tab/>Central S</text:span><text:span text:style-name="T24">outh-Dakota </text:span><text:span text:style-name="T12">Super-County:<text:line-break/><text:line-break/>Hughes County <text:s text:c="10"/>17,560<text:line-break/></text:span>Hyde County <text:s text:c="16"/>1,446 </text:p>
      <text:p text:style-name="P22">Hand County <text:s text:c="16"/>3,064 </text:p>
      <text:p text:style-name="P22">Beadle County <text:s text:c="12"/>18,338<text:line-break/>____________________________<text:line-break/><text:span text:style-name="T20">Sub-Total:<text:tab/><text:tab/> <text:s/>40,408</text:span></text:p>
      <text:p text:style-name="P22"/>
      <text:p text:style-name="P22">Walworth County <text:s text:c="10"/>5,431 <text:line-break/>Potter County <text:s text:c="16"/>2,311<text:line-break/>Faulk County <text:s text:c="16"/>2,315</text:p>
      <text:p text:style-name="P22">Sully County <text:s text:c="17"/>1,278 </text:p>
      <text:p text:style-name="P22"><text:line-break/>Jerauld County <text:s text:c="13"/>2,009 </text:p>
      <text:p text:style-name="P22">Buffalo County <text:s text:c="13"/>2,005 </text:p>
      <text:p text:style-name="P22">Sanborn County <text:s text:c="12"/>2,372 <text:line-break/>__________________________</text:p>
      <text:p text:style-name="P23">Total Population:<text:tab/> 58,129</text:p>
      <text:p text:style-name="P21"/>
      <text:p text:style-name="P21"/>
      <text:h text:style-name="P2" text:outline-level="1"><text:soft-page-break/>****************************************<text:line-break/>South Dakota Counties <text:span text:style-name="T24">Listed </text:span>by Population-<text:span text:style-name="T24">Counts</text:span>.</text:h>
      <text:p text:style-name="P30">Below are the 66 South Dakota counties sorted by population from 1 to 66 . The population data are from the 2020 American Community Survey.<text:line-break/>https://www.southdakota-demographics.com/counties_by_population</text:p>
      <text:p text:style-name="P25"><text:line-break/>Rank <text:s text:c="7"/>County <text:s text:c="9"/>Population</text:p>
      <text:p text:style-name="P25">1 <text:s text:c="2"/>Minnehaha County <text:s text:c="9"/><text:span text:style-name="T4">1</text:span>91,682 </text:p>
      <text:p text:style-name="P25">2 <text:s text:c="2"/>Pennington County <text:s text:c="9"/>112,504 </text:p>
      <text:p text:style-name="P25">3 <text:s text:c="2"/>Lincoln County <text:s text:c="17"/>58,887 </text:p>
      <text:p text:style-name="P25">4 <text:s text:c="2"/>Brown County <text:s text:c="18"/>38,988 </text:p>
      <text:p text:style-name="P25">5 <text:s text:c="2"/>Brookings County <text:s text:c="13"/>35,115 </text:p>
      <text:p text:style-name="P25">6 <text:s text:c="2"/>Meade County <text:s text:c="19"/>28,149 </text:p>
      <text:p text:style-name="P25">7 <text:s text:c="2"/>Codington County <text:s text:c="13"/>28,133 </text:p>
      <text:p text:style-name="P25">8 <text:s text:c="2"/>Lawrence County <text:s text:c="14"/>25,806 </text:p>
      <text:p text:style-name="P25">9 <text:s text:c="2"/>Yankton County <text:s text:c="16"/>22,746 </text:p>
      <text:p text:style-name="P25">10 <text:s/>Davison County <text:s text:c="15"/>19,890 </text:p>
      <text:p text:style-name="P25">11 <text:s/>Beadle County <text:s text:c="17"/>18,338 </text:p>
      <text:p text:style-name="P25">12 <text:s/>Hughes County <text:s text:c="16"/>17,560 </text:p>
      <text:p text:style-name="P25">13 <text:s/>Union County <text:s text:c="19"/>15,659 </text:p>
      <text:p text:style-name="P25">14 <text:s/>Oglala Lakota County <text:s text:c="6"/>14,277 </text:p>
      <text:p text:style-name="P25">15 <text:s/>Clay County <text:s text:c="21"/>14,076 </text:p>
      <text:p text:style-name="P25">16 <text:s/>Lake County <text:s text:c="21"/>12,747 </text:p>
      <text:p text:style-name="P25">17 <text:s/>Roberts County <text:s text:c="16"/>10,310 </text:p>
      <text:p text:style-name="P25">18 <text:s/>Todd County <text:s text:c="20"/>10,308 </text:p>
      <text:p text:style-name="P25">19 <text:s/>Butte County <text:s text:c="20"/>10,295 </text:p>
      <text:p text:style-name="P25">20 <text:s/>Charles Mix County <text:s text:c="11"/>9,324 </text:p>
      <text:p text:style-name="P25">21 <text:s/>Custer County <text:s text:c="11"/><text:tab/> <text:s text:c="3"/>8,826 </text:p>
      <text:p text:style-name="P25">22 <text:s/>Turner County <text:s text:c="11"/><text:tab/> <text:s text:c="3"/>8,325 </text:p>
      <text:p text:style-name="P25">23 <text:s/>Hutchinson County <text:s text:c="7"/><text:tab/> <text:s text:c="3"/>7,308 </text:p>
      <text:p text:style-name="P25">24 <text:s/>Grant County <text:s text:c="12"/><text:tab/> <text:s text:c="3"/>7,125 </text:p>
      <text:p text:style-name="P25">25 <text:s/>Bon Homme County <text:s text:c="11"/>6,914 </text:p>
      <text:p text:style-name="P25">26 <text:s/>Fall River County <text:s text:c="7"/><text:tab/> <text:s text:c="3"/>6,721 </text:p>
      <text:p text:style-name="P25">27 <text:s/>Moody County <text:s text:c="12"/><text:tab/> <text:s text:c="3"/>6,508 </text:p>
      <text:p text:style-name="P25">28 <text:s/>Spink County <text:s text:c="12"/><text:tab/> <text:s text:c="3"/>6,438 </text:p>
      <text:p text:style-name="P25">29 <text:s/>Hamlin County <text:s text:c="11"/><text:tab/> <text:s text:c="3"/>6,104 </text:p>
      <text:p text:style-name="P25">30 <text:s/>Dewey County <text:s text:c="12"/><text:tab/> <text:s text:c="3"/>5,841 </text:p>
      <text:p text:style-name="P25">31 <text:s/>McCook County <text:s text:c="11"/><text:tab/> <text:s text:c="3"/>5,543 </text:p>
      <text:p text:style-name="P25">32 <text:s/>Day County <text:s text:c="14"/><text:tab/> <text:s text:c="3"/>5,452 </text:p>
      <text:p text:style-name="P25">33 <text:s/>Tripp County <text:s text:c="12"/><text:tab/> <text:s text:c="3"/>5,448 </text:p>
      <text:p text:style-name="P25">34 <text:s/>Walworth County <text:s text:c="16"/>5,431 </text:p>
      <text:p text:style-name="P25">35 <text:s/>Brule County <text:s text:c="12"/><text:tab/> <text:s text:c="3"/>5,233 </text:p>
      <text:p text:style-name="P25">36 <text:s/>Kingsbury County <text:s text:c="8"/><text:tab/> <text:s text:c="3"/>4,936 </text:p>
      <text:p text:style-name="P25">37 <text:s/>Marshall County <text:s text:c="9"/><text:tab/> <text:s text:c="3"/>4,881 </text:p>
      <text:p text:style-name="P25">38 <text:s/>Deuel County <text:s text:c="12"/><text:tab/> <text:s text:c="3"/>4,309 </text:p>
      <text:p text:style-name="P25">39 <text:s/>Gregory County <text:s text:c="10"/><text:tab/> <text:s text:c="3"/>4,193 </text:p>
      <text:p text:style-name="P25">40 <text:s/>Corson County <text:s text:c="11"/><text:tab/> <text:s text:c="3"/>4,106 </text:p>
      <text:p text:style-name="P25"><text:soft-page-break/>41 <text:s/>Edmunds County <text:s text:c="10"/><text:tab/>3,876 </text:p>
      <text:p text:style-name="P25">42 <text:s/>Lyman County <text:s text:c="12"/><text:tab/>3,831 </text:p>
      <text:p text:style-name="P25">43 <text:s/>Clark County <text:s text:c="12"/><text:tab/>3,715 </text:p>
      <text:p text:style-name="P25">44 <text:s/>Bennett County <text:s text:c="10"/><text:tab/>3,430 </text:p>
      <text:p text:style-name="P25">45 <text:s/>Hanson County <text:s text:c="11"/><text:tab/>3,423 </text:p>
      <text:p text:style-name="P25">46 <text:s/>Jackson County <text:s text:c="10"/><text:tab/>3,296 </text:p>
      <text:p text:style-name="P25">47 <text:s/>Hand County <text:s text:c="13"/><text:tab/>3,064 </text:p>
      <text:p text:style-name="P25">48 <text:s/>Stanley County <text:s text:c="10"/><text:tab/>3,058 </text:p>
      <text:p text:style-name="P25">49 <text:s/>Perkins County <text:s text:c="10"/><text:tab/>2,996 </text:p>
      <text:p text:style-name="P25">50 <text:s/>Douglas County <text:s text:c="10"/><text:tab/>2,913 </text:p>
      <text:p text:style-name="P25">51 <text:s/>Ziebach County <text:s text:c="10"/><text:tab/>2,767 </text:p>
      <text:p text:style-name="P25">52 <text:s/>Aurora County <text:s text:c="11"/><text:tab/>2,757 </text:p>
      <text:p text:style-name="P25">53 <text:s/>Sanborn County <text:s text:c="10"/><text:tab/>2,372 </text:p>
      <text:p text:style-name="P25">54 <text:s/>McPherson County <text:s text:c="8"/><text:tab/>2,316 </text:p>
      <text:p text:style-name="P25">55 <text:s/>Faulk County <text:s text:c="12"/><text:tab/>2,315 </text:p>
      <text:p text:style-name="P25">56 <text:s/>Potter County <text:s text:c="11"/><text:tab/>2,311 </text:p>
      <text:p text:style-name="P25">57 <text:s/>Miner County <text:s text:c="12"/><text:tab/>2,213 </text:p>
      <text:p text:style-name="P25">58 <text:s/>Mellette County <text:s text:c="9"/><text:tab/>2,065 </text:p>
      <text:p text:style-name="P25">59 <text:s/>Jerauld County <text:s text:c="10"/><text:tab/>2,009 </text:p>
      <text:p text:style-name="P25">60 <text:s/>Buffalo County <text:s text:c="10"/><text:tab/>2,005 </text:p>
      <text:p text:style-name="P25">61 <text:s/>Haakon County <text:s text:c="11"/><text:tab/>1,935 </text:p>
      <text:p text:style-name="P25">62 <text:s/>Campbell County <text:s text:c="9"/><text:tab/>1,458 </text:p>
      <text:p text:style-name="P25">63 <text:s/>Hyde County <text:s text:c="13"/><text:tab/>1,446 </text:p>
      <text:p text:style-name="P25">64 <text:s/>Sully County <text:s text:c="12"/><text:tab/>1,278 </text:p>
      <text:p text:style-name="P25">65 <text:s/>Harding County <text:s text:c="10"/><text:tab/>1,178 </text:p>
      <text:p text:style-name="P25">66 <text:s/>Jones County <text:s text:c="14"/><text:tab/> <text:s text:c="2"/>873 <text:line-break/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9:23:45.568092792</meta:creation-date>
    <dc:date>2022-06-14T14:37:10.422068923</dc:date>
    <meta:editing-duration>PT16M2S</meta:editing-duration>
    <meta:editing-cycles>5</meta:editing-cycles>
    <meta:generator>LibreOffice/7.3.3.2$Linux_X86_64 LibreOffice_project/30$Build-2</meta:generator>
    <meta:print-date>2022-06-14T13:14:41.628138755</meta:print-date>
    <meta:document-statistic meta:table-count="0" meta:image-count="0" meta:object-count="0" meta:page-count="6" meta:paragraph-count="134" meta:word-count="795" meta:character-count="7878" meta:non-whitespace-character-count="5240"/>
  </office:meta>
</office:document-meta>
</file>